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81b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text:span text:style-name="T15">1de2</text:span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3:16:01.225533411</dc:date>
    <meta:editing-duration>PT2H3M24S</meta:editing-duration>
    <meta:editing-cycles>78</meta:editing-cycles>
    <meta:document-statistic meta:table-count="0" meta:image-count="0" meta:object-count="0" meta:page-count="1" meta:paragraph-count="21" meta:word-count="25" meta:character-count="1191" meta:non-whitespace-character-count="1187"/>
  </office:meta>
</office:document-meta>
</file>